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93a" officeooo:paragraph-rsid="00044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Python</text:p>
      <text:p text:style-name="P1"/>
      <text:p text:style-name="P1">La parte di python è composta da due parti: l'estrazione dell'id della nazione e l'estrazione dei tweets.</text:p>
      <text:p text:style-name="P1"/>
      <text:p text:style-name="P1">La parte di estrazione dell'id della nazione si occupa di estrarre attraverso una richiesta API di twitter gli id relativi alle nazioni europee analizzate in seguito e il salvataggio di essi all'interno del database.</text:p>
      <text:p text:style-name="P1"/>
      <text:p text:style-name="P1">La parte di estrazione dei tweets si occupa di estrarre per ogni stato e nel giorno corrente, attraverso un'ulteriore richiesta API , <text:s/>i tweets al cui interno viene citato un linguaggio di programmazione che abbiamo deciso di analizzare. <text:s/>In seguito questi tweets vengono salvati sul database.</text:p>
      <text:p text:style-name="P1">Questo secondo progetto prevede il salvataggio su database dei log relativi ad errori durante l'esecuzione dello script o del corretto funzionamento del tutto.</text:p>
      <text:p text:style-name="P1"/>
      <text:p text:style-name="P1">Attraverso cron ho impostato l'esecuzione di tale script ogni giorno a una determinata 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23:21:55.500000000</meta:creation-date>
    <dc:date>2015-06-04T23:40:34.962000000</dc:date>
    <meta:editing-duration>PT39S</meta:editing-duration>
    <meta:editing-cycles>1</meta:editing-cycles>
    <meta:document-statistic meta:table-count="0" meta:image-count="0" meta:object-count="0" meta:page-count="1" meta:paragraph-count="6" meta:word-count="136" meta:character-count="885" meta:non-whitespace-character-count="753"/>
    <meta:generator>LibreOffice/4.3.4.1$Windows_x86 LibreOffice_project/bc356b2f991740509f321d70e4512a6a54c5f243</meta:generator>
  </office:meta>
</office:document-meta>
</file>